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>
      <style:paragraph-properties fo:text-align="right"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P3" style:family="paragraph" style:parent-style-name="Standard">
      <style:paragraph-properties fo:text-align="right" fo:break-before="auto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T3_8" style:family="text">
      <style:text-properties fo:font-style="italic" style:font-style-asian="italic" style:font-style-complex="italic"/>
    </style:style>
    <style:style style:name="T3_9" style:family="text">
      <style:text-properties fo:font-style="italic" style:font-style-asian="italic" style:font-style-complex="italic"/>
    </style:style>
    <style:style style:name="T3_10" style:family="text">
      <style:text-properties fo:font-style="italic" style:font-style-asian="italic" style:font-style-complex="italic"/>
    </style:style>
    <style:style style:name="T3_11" style:family="text">
      <style:text-properties fo:font-style="italic" style:font-style-asian="italic" style:font-style-complex="italic"/>
    </style:style>
    <style:style style:name="T3_12" style:family="text">
      <style:text-properties fo:font-style="italic" style:font-style-asian="italic" style:font-style-complex="italic"/>
    </style:style>
    <style:style style:name="T3_13" style:family="text">
      <style:text-properties fo:font-style="italic" style:font-style-asian="italic" style:font-style-complex="italic"/>
    </style:style>
    <style:style style:name="T3_14" style:family="text">
      <style:text-properties fo:font-style="italic" style:font-style-asian="italic" style:font-style-complex="italic"/>
    </style:style>
    <style:style style:name="T3_15" style:family="text">
      <style:text-properties fo:font-style="italic" style:font-style-asian="italic" style:font-style-complex="italic"/>
    </style:style>
    <style:style style:name="T3_16" style:family="text">
      <style:text-properties fo:font-style="italic" style:font-style-asian="italic" style:font-style-complex="italic"/>
    </style:style>
    <style:style style:name="T3_17" style:family="text">
      <style:text-properties fo:font-style="italic" style:font-style-asian="italic" style:font-style-complex="italic"/>
    </style:style>
    <style:style style:name="T3_18" style:family="text">
      <style:text-properties fo:font-style="italic" style:font-style-asian="italic" style:font-style-complex="italic"/>
    </style:style>
    <style:style style:name="T3_19" style:family="text">
      <style:text-properties fo:font-style="italic" style:font-style-asian="italic" style:font-style-complex="italic"/>
    </style:style>
    <style:style style:name="T3_20" style:family="text">
      <style:text-properties fo:font-style="italic" style:font-style-asian="italic" style:font-style-complex="italic"/>
    </style:style>
    <style:style style:name="T3_21" style:family="text">
      <style:text-properties fo:font-style="italic" style:font-style-asian="italic" style:font-style-complex="italic"/>
    </style:style>
    <style:style style:name="T3_22" style:family="text">
      <style:text-properties fo:font-style="italic" style:font-style-asian="italic" style:font-style-complex="italic"/>
    </style:style>
    <style:style style:name="T3_23" style:family="text">
      <style:text-properties fo:font-style="italic" style:font-style-asian="italic" style:font-style-complex="italic"/>
    </style:style>
    <style:style style:name="T3_24" style:family="text">
      <style:text-properties fo:font-style="italic" style:font-style-asian="italic" style:font-style-complex="italic"/>
    </style:style>
    <style:style style:name="T3_25" style:family="text">
      <style:text-properties fo:font-style="italic" style:font-style-asian="italic" style:font-style-complex="italic"/>
    </style:style>
    <style:style style:name="T3_26" style:family="text">
      <style:text-properties fo:font-style="italic" style:font-style-asian="italic" style:font-style-complex="italic"/>
    </style:style>
    <style:style style:name="T3_27" style:family="text">
      <style:text-properties fo:font-style="italic" style:font-style-asian="italic" style:font-style-complex="italic"/>
    </style:style>
    <style:style style:name="T3_28" style:family="text">
      <style:text-properties fo:font-style="italic" style:font-style-asian="italic" style:font-style-complex="italic"/>
    </style:style>
    <style:style style:name="T3_29" style:family="text">
      <style:text-properties fo:font-style="italic" style:font-style-asian="italic" style:font-style-complex="italic"/>
    </style:style>
    <style:style style:name="T3_30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break-before="auto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style:writing-mode="lr-tb"/>
    </style:style>
    <style:style style:name="P9" style:family="paragraph" style:parent-style-name="Standard">
      <style:paragraph-properties fo:break-before="auto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Standard">
      <style:paragraph-properties fo:break-before="auto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Standard">
      <style:paragraph-properties fo:break-before="auto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P22" style:family="paragraph" style:parent-style-name="Standard">
      <style:paragraph-properties fo:break-before="auto" style:writing-mode="lr-tb"/>
    </style:style>
    <style:style style:name="P23" style:family="paragraph" style:parent-style-name="Standard">
      <style:paragraph-properties fo:break-before="auto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style:writing-mode="lr-tb"/>
    </style:style>
    <style:style style:name="P29" style:family="paragraph" style:parent-style-name="Standard">
      <style:paragraph-properties fo:break-before="auto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>
      <style:text-properties fo:font-weight="bold" style:font-weight-asian="bold" style:font-weight-complex="bold"/>
    </style:style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>
      <style:text-properties fo:font-weight="bold" style:font-weight-asian="bold" style:font-weight-complex="bold"/>
    </style:style>
    <style:style style:name="T31_49" style:family="text"/>
    <style:style style:name="P32" style:family="paragraph" style:parent-style-name="Standard">
      <style:paragraph-properties fo:break-before="auto" style:writing-mode="lr-tb"/>
    </style:style>
    <style:style style:name="P33" style:family="paragraph" style:parent-style-name="Standard">
      <style:paragraph-properties fo:break-before="auto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>
      <style:text-properties fo:font-weight="bold" style:font-weight-asian="bold" style:font-weight-complex="bold"/>
    </style:style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>
      <style:text-properties fo:font-weight="bold" style:font-weight-asian="bold" style:font-weight-complex="bold"/>
    </style:style>
    <style:style style:name="T33_45" style:family="text"/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auto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>
      <style:text-properties fo:font-weight="bold" style:font-weight-asian="bold" style:font-weight-complex="bold"/>
    </style:style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>
      <style:text-properties fo:font-weight="bold" style:font-weight-asian="bold" style:font-weight-complex="bold"/>
    </style:style>
    <style:style style:name="T35_45" style:family="text"/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P38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PROGRAMACIÓN</text:span><text:span text:style-name="T1_2"><text:s/></text:span><text:span text:style-name="T1_3">AVANZADA</text:span></text:p>
      <text:h text:style-name="P2" text:outline-level="10"><text:bookmark-start text:name="h.mfi3vznzvyi6"/><text:bookmark-end text:name="h.mfi3vznzvyi6"/><text:span text:style-name="T2_1">CUESTIONARIO</text:span><text:span text:style-name="T2_2"><text:s/></text:span><text:span text:style-name="T2_3">DE</text:span><text:span text:style-name="T2_4"><text:s/></text:span><text:span text:style-name="T2_5">LA</text:span><text:span text:style-name="T2_6"><text:s/></text:span><text:span text:style-name="T2_7">PRÁCTICA</text:span><text:span text:style-name="T2_8"><text:s/>1:<text:s/></text:span><text:span text:style-name="T2_9">POLIMORFISMO</text:span><text:span text:style-name="T2_10"><text:s/></text:span><text:span text:style-name="T2_11">Y</text:span><text:span text:style-name="T2_12"><text:s/></text:span><text:span text:style-name="T2_13">SOBRECARGA</text:span></text:h>
      <text:p text:style-name="P3"><text:span text:style-name="T3_1">Usa</text:span><text:span text:style-name="T3_2"><text:s/></text:span><text:span text:style-name="T3_3">tanto</text:span><text:span text:style-name="T3_4"><text:s/></text:span><text:span text:style-name="T3_5">espacio</text:span><text:span text:style-name="T3_6"><text:s/></text:span><text:span text:style-name="T3_7">como</text:span><text:span text:style-name="T3_8"><text:s/></text:span><text:span text:style-name="T3_9">te</text:span><text:span text:style-name="T3_10"><text:s/></text:span><text:span text:style-name="T3_11">sea</text:span><text:span text:style-name="T3_12"><text:s/></text:span><text:span text:style-name="T3_13">necesario</text:span><text:span text:style-name="T3_14"><text:s/></text:span><text:span text:style-name="T3_15">para</text:span><text:span text:style-name="T3_16"><text:s/></text:span><text:span text:style-name="T3_17">contestar</text:span><text:span text:style-name="T3_18"><text:s/></text:span><text:span text:style-name="T3_19">a</text:span><text:span text:style-name="T3_20"><text:s/></text:span><text:span text:style-name="T3_21">cada</text:span><text:span text:style-name="T3_22"><text:s/></text:span><text:span text:style-name="T3_23">una</text:span><text:span text:style-name="T3_24"><text:s/></text:span><text:span text:style-name="T3_25">de</text:span><text:span text:style-name="T3_26"><text:s/></text:span><text:span text:style-name="T3_27">las</text:span><text:span text:style-name="T3_28"><text:s/></text:span><text:span text:style-name="T3_29">cuestiones</text:span><text:span text:style-name="T3_30">.</text:span></text:p>
      <text:p text:style-name="P4"/>
      <text:list text:style-name="LS1" xml:id="list0">
        <text:list-item>
          <text:p text:style-name="P5"><text:span text:style-name="T5_1">¿</text:span><text:span text:style-name="T5_2">Cuantas</text:span><text:span text:style-name="T5_3"><text:s/></text:span><text:span text:style-name="T5_4">clases</text:span><text:span text:style-name="T5_5"><text:s/></text:span><text:span text:style-name="T5_6">has</text:span><text:span text:style-name="T5_7"><text:s/></text:span><text:span text:style-name="T5_8">definido</text:span><text:span text:style-name="T5_9">?</text:span></text:p>
        </text:list-item>
      </text:list>
      <text:p text:style-name="P6"/>
      <text:list text:style-name="LS1" xml:id="list1" text:continue-list="list0">
        <text:list-item>
          <text:p text:style-name="P7"><text:span text:style-name="T7_1">¿</text:span><text:span text:style-name="T7_2">Cuantos</text:span><text:span text:style-name="T7_3"><text:s/></text:span><text:span text:style-name="T7_4">interfaces</text:span><text:span text:style-name="T7_5"><text:s/></text:span><text:span text:style-name="T7_6">has</text:span><text:span text:style-name="T7_7"><text:s/></text:span><text:span text:style-name="T7_8">declarado</text:span><text:span text:style-name="T7_9">?</text:span></text:p>
        </text:list-item>
      </text:list>
      <text:p text:style-name="P8"/>
      <text:list text:style-name="LS1" xml:id="list2" text:continue-list="list0">
        <text:list-item>
          <text:p text:style-name="P9"><text:span text:style-name="T9_1">¿</text:span><text:span text:style-name="T9_2">Cuantos</text:span><text:span text:style-name="T9_3"><text:s/></text:span><text:span text:style-name="T9_4">paquetes</text:span><text:span text:style-name="T9_5"><text:s/></text:span><text:span text:style-name="T9_6">has</text:span><text:span text:style-name="T9_7"><text:s/></text:span><text:span text:style-name="T9_8">creado</text:span><text:span text:style-name="T9_9">?</text:span></text:p>
        </text:list-item>
      </text:list>
      <text:p text:style-name="P10"/>
      <text:list text:style-name="LS1" xml:id="list3" text:continue-list="list0">
        <text:list-item>
          <text:p text:style-name="P11"><text:span text:style-name="T11_1">¿</text:span><text:span text:style-name="T11_2">Cuál</text:span><text:span text:style-name="T11_3"><text:s/></text:span><text:span text:style-name="T11_4">es</text:span><text:span text:style-name="T11_5"><text:s/></text:span><text:span text:style-name="T11_6">el</text:span><text:span text:style-name="T11_7"><text:s/></text:span><text:span text:style-name="T11_8">número</text:span><text:span text:style-name="T11_9"><text:s/></text:span><text:span text:style-name="T11_10">máximo</text:span><text:span text:style-name="T11_11"><text:s/></text:span><text:span text:style-name="T11_12">de</text:span><text:span text:style-name="T11_13"><text:s/></text:span><text:span text:style-name="T11_14">argumentos</text:span><text:span text:style-name="T11_15"><text:s/></text:span><text:span text:style-name="T11_16">que</text:span><text:span text:style-name="T11_17"><text:s/></text:span><text:span text:style-name="T11_18">has</text:span><text:span text:style-name="T11_19"><text:s/></text:span><text:span text:style-name="T11_20">utilizado</text:span><text:span text:style-name="T11_21"><text:s/></text:span><text:span text:style-name="T11_22">en</text:span><text:span text:style-name="T11_23"><text:s/></text:span><text:span text:style-name="T11_24">un</text:span><text:span text:style-name="T11_25"><text:s/></text:span><text:span text:style-name="T11_26">método</text:span><text:span text:style-name="T11_27">?</text:span></text:p>
        </text:list-item>
      </text:list>
      <text:p text:style-name="P12"/>
      <text:list text:style-name="LS1" xml:id="list4" text:continue-list="list0">
        <text:list-item>
          <text:p text:style-name="P13"><text:span text:style-name="T13_1">Escribe</text:span><text:span text:style-name="T13_2"><text:s/></text:span><text:span text:style-name="T13_3">la</text:span><text:span text:style-name="T13_4"><text:s/></text:span><text:span text:style-name="T13_5">declaración</text:span><text:span text:style-name="T13_6"><text:s/></text:span><text:span text:style-name="T13_7">de</text:span><text:span text:style-name="T13_8"><text:s/></text:span><text:span text:style-name="T13_9">un</text:span><text:span text:style-name="T13_10"><text:s/></text:span><text:span text:style-name="T13_11">método</text:span><text:span text:style-name="T13_12"><text:s/></text:span><text:span text:style-name="T13_13">con</text:span><text:span text:style-name="T13_14"><text:s/></text:span><text:span text:style-name="T13_15">el</text:span><text:span text:style-name="T13_16"><text:s/></text:span><text:span text:style-name="T13_17">número</text:span><text:span text:style-name="T13_18"><text:s/></text:span><text:span text:style-name="T13_19">máximo</text:span><text:span text:style-name="T13_20"><text:s/></text:span><text:span text:style-name="T13_21">de</text:span><text:span text:style-name="T13_22"><text:s/></text:span><text:span text:style-name="T13_23">argumentos</text:span><text:span text:style-name="T13_24">.</text:span></text:p>
        </text:list-item>
      </text:list>
      <text:p text:style-name="P14"/>
      <text:list text:style-name="LS1" xml:id="list5" text:continue-list="list0">
        <text:list-item>
          <text:p text:style-name="P15"><text:span text:style-name="T15_1">¿</text:span><text:span text:style-name="T15_2">Tienes</text:span><text:span text:style-name="T15_3"><text:s/></text:span><text:span text:style-name="T15_4">algún</text:span><text:span text:style-name="T15_5"><text:s/></text:span><text:span text:style-name="T15_6">método</text:span><text:span text:style-name="T15_7"><text:s/></text:span><text:span text:style-name="T15_8">que</text:span><text:span text:style-name="T15_9"><text:s/></text:span><text:span text:style-name="T15_10">no</text:span><text:span text:style-name="T15_11"><text:s/></text:span><text:span text:style-name="T15_12">reciben</text:span><text:span text:style-name="T15_13"><text:s/></text:span><text:span text:style-name="T15_14">argumentos</text:span><text:span text:style-name="T15_15">?<text:s/></text:span><text:span text:style-name="T15_16">Si</text:span><text:span text:style-name="T15_17"><text:s/></text:span><text:span text:style-name="T15_18">la</text:span><text:span text:style-name="T15_19"><text:s/></text:span><text:span text:style-name="T15_20">respuesta</text:span><text:span text:style-name="T15_21"><text:s/></text:span><text:span text:style-name="T15_22">es</text:span><text:span text:style-name="T15_23"><text:s/></text:span><text:span text:style-name="T15_24">afirmativa</text:span><text:span text:style-name="T15_25"><text:s/></text:span><text:span text:style-name="T15_26">escríbelo</text:span><text:span text:style-name="T15_27">.</text:span></text:p>
        </text:list-item>
      </text:list>
      <text:p text:style-name="P16"/>
      <text:list text:style-name="LS1" xml:id="list6" text:continue-list="list0">
        <text:list-item>
          <text:p text:style-name="P17"><text:span text:style-name="T17_1">¿</text:span><text:span text:style-name="T17_2">Todas</text:span><text:span text:style-name="T17_3"><text:s/></text:span><text:span text:style-name="T17_4">tus</text:span><text:span text:style-name="T17_5"><text:s/></text:span><text:span text:style-name="T17_6">clases</text:span><text:span text:style-name="T17_7"><text:s/></text:span><text:span text:style-name="T17_8">tienen</text:span><text:span text:style-name="T17_9"><text:s/></text:span><text:span text:style-name="T17_10">definido</text:span><text:span text:style-name="T17_11"><text:s/></text:span><text:span text:style-name="T17_12">el</text:span><text:span text:style-name="T17_13"><text:s/></text:span><text:span text:style-name="T17_14">constructor</text:span><text:span text:style-name="T17_15"><text:s/></text:span><text:span text:style-name="T17_16">por</text:span><text:span text:style-name="T17_17"><text:s/></text:span><text:span text:style-name="T17_18">defecto</text:span><text:span text:style-name="T17_19">?</text:span></text:p>
        </text:list-item>
      </text:list>
      <text:p text:style-name="P18"/>
      <text:list text:style-name="LS1" xml:id="list7" text:continue-list="list0">
        <text:list-item>
          <text:p text:style-name="P19"><text:span text:style-name="T19_1">Si</text:span><text:span text:style-name="T19_2"><text:s/></text:span><text:span text:style-name="T19_3">la</text:span><text:span text:style-name="T19_4"><text:s/></text:span><text:span text:style-name="T19_5">pregunta</text:span><text:span text:style-name="T19_6"><text:s/></text:span><text:span text:style-name="T19_7">anterior</text:span><text:span text:style-name="T19_8"><text:s/></text:span><text:span text:style-name="T19_9">es</text:span><text:span text:style-name="T19_10"><text:s/></text:span><text:span text:style-name="T19_11">no</text:span><text:span text:style-name="T19_12">,<text:s/></text:span><text:span text:style-name="T19_13">escribe</text:span><text:span text:style-name="T19_14"><text:s/></text:span><text:span text:style-name="T19_15">la</text:span><text:span text:style-name="T19_16">(</text:span><text:span text:style-name="T19_17">s</text:span><text:span text:style-name="T19_18">)<text:s/></text:span><text:span text:style-name="T19_19">clase</text:span><text:span text:style-name="T19_20">(</text:span><text:span text:style-name="T19_21">s</text:span><text:span text:style-name="T19_22">)<text:s/></text:span><text:span text:style-name="T19_23">que</text:span><text:span text:style-name="T19_24"><text:s/></text:span><text:span text:style-name="T19_25">no</text:span><text:span text:style-name="T19_26"><text:s/></text:span><text:span text:style-name="T19_27">tiene</text:span><text:span text:style-name="T19_28">(</text:span><text:span text:style-name="T19_29">n</text:span><text:span text:style-name="T19_30">)<text:s/></text:span><text:span text:style-name="T19_31">constructor</text:span><text:span text:style-name="T19_32"><text:s/></text:span><text:span text:style-name="T19_33">por</text:span><text:span text:style-name="T19_34"><text:s/></text:span><text:span text:style-name="T19_35">defecto</text:span><text:span text:style-name="T19_36"><text:s/></text:span><text:span text:style-name="T19_37">y</text:span><text:span text:style-name="T19_38"><text:s/></text:span><text:span text:style-name="T19_39">di</text:span><text:span text:style-name="T19_40"><text:s/></text:span><text:span text:style-name="T19_41">por</text:span><text:span text:style-name="T19_42"><text:s/></text:span><text:span text:style-name="T19_43">qué</text:span><text:span text:style-name="T19_44"><text:s/></text:span><text:span text:style-name="T19_45">has</text:span><text:span text:style-name="T19_46"><text:s/></text:span><text:span text:style-name="T19_47">decidido</text:span><text:span text:style-name="T19_48"><text:s/></text:span><text:span text:style-name="T19_49">no</text:span><text:span text:style-name="T19_50"><text:s/></text:span><text:span text:style-name="T19_51">definirlo</text:span><text:span text:style-name="T19_52">.</text:span></text:p>
        </text:list-item>
      </text:list>
      <text:p text:style-name="P20"/>
      <text:list text:style-name="LS1" xml:id="list8" text:continue-list="list0">
        <text:list-item>
          <text:p text:style-name="P21"><text:span text:style-name="T21_1">¿</text:span><text:span text:style-name="T21_2">Cuál</text:span><text:span text:style-name="T21_3"><text:s/></text:span><text:span text:style-name="T21_4">es</text:span><text:span text:style-name="T21_5"><text:s/></text:span><text:span text:style-name="T21_6">el</text:span><text:span text:style-name="T21_7"><text:s/></text:span><text:span text:style-name="T21_8">número</text:span><text:span text:style-name="T21_9"><text:s/></text:span><text:span text:style-name="T21_10">de</text:span><text:span text:style-name="T21_11"><text:s/></text:span><text:span text:style-name="T21_12">líneas</text:span><text:span text:style-name="T21_13"><text:s/></text:span><text:span text:style-name="T21_14">de</text:span><text:span text:style-name="T21_15"><text:s/></text:span><text:span text:style-name="T21_16">código</text:span><text:span text:style-name="T21_17"><text:s/></text:span><text:span text:style-name="T21_18">que</text:span><text:span text:style-name="T21_19"><text:s/></text:span><text:span text:style-name="T21_20">tiene</text:span><text:span text:style-name="T21_21"><text:s/></text:span><text:span text:style-name="T21_22">tu</text:span><text:span text:style-name="T21_23"><text:s/></text:span><text:span text:style-name="T21_24">método</text:span><text:span text:style-name="T21_25"><text:s/></text:span><text:span text:style-name="T21_26">más</text:span><text:span text:style-name="T21_27"><text:s/></text:span><text:span text:style-name="T21_28">largo</text:span><text:span text:style-name="T21_29">?</text:span></text:p>
        </text:list-item>
      </text:list>
      <text:p text:style-name="P22"/>
      <text:list text:style-name="LS1" xml:id="list9" text:continue-list="list0">
        <text:list-item>
          <text:p text:style-name="P23"><text:span text:style-name="T23_1">¿</text:span><text:span text:style-name="T23_2">Cuál</text:span><text:span text:style-name="T23_3"><text:s/></text:span><text:span text:style-name="T23_4">es</text:span><text:span text:style-name="T23_5"><text:s/></text:span><text:span text:style-name="T23_6">el</text:span><text:span text:style-name="T23_7"><text:s/></text:span><text:span text:style-name="T23_8">número</text:span><text:span text:style-name="T23_9"><text:s/></text:span><text:span text:style-name="T23_10">de</text:span><text:span text:style-name="T23_11"><text:s/></text:span><text:span text:style-name="T23_12">líneas</text:span><text:span text:style-name="T23_13"><text:s/></text:span><text:span text:style-name="T23_14">de</text:span><text:span text:style-name="T23_15"><text:s/></text:span><text:span text:style-name="T23_16">código</text:span><text:span text:style-name="T23_17"><text:s/></text:span><text:span text:style-name="T23_18">que</text:span><text:span text:style-name="T23_19"><text:s/></text:span><text:span text:style-name="T23_20">tiene</text:span><text:span text:style-name="T23_21"><text:s/></text:span><text:span text:style-name="T23_22">tu</text:span><text:span text:style-name="T23_23"><text:s/></text:span><text:span text:style-name="T23_24">clase</text:span><text:span text:style-name="T23_25"><text:s/></text:span><text:span text:style-name="T23_26">más</text:span><text:span text:style-name="T23_27"><text:s/></text:span><text:span text:style-name="T23_28">larga</text:span><text:span text:style-name="T23_29">?</text:span></text:p>
        </text:list-item>
      </text:list>
      <text:p text:style-name="P24"/>
      <text:list text:style-name="LS1" xml:id="list10" text:continue-list="list0">
        <text:list-item>
          <text:p text:style-name="P25"><text:span text:style-name="T25_1">Escribe</text:span><text:span text:style-name="T25_2"><text:s/></text:span><text:span text:style-name="T25_3">todas</text:span><text:span text:style-name="T25_4"><text:s/></text:span><text:span text:style-name="T25_5">las</text:span><text:span text:style-name="T25_6"><text:s/></text:span><text:span text:style-name="T25_7">clases</text:span><text:span text:style-name="T25_8"><text:s/></text:span><text:span text:style-name="T25_9">que</text:span><text:span text:style-name="T25_10"><text:s/></text:span><text:span text:style-name="T25_11">implemeten</text:span><text:span text:style-name="T25_12"><text:s/></text:span><text:span text:style-name="T25_13">a</text:span><text:span text:style-name="T25_14"><text:s/></text:span><text:span text:style-name="T25_15">algún</text:span><text:span text:style-name="T25_16"><text:s/></text:span><text:span text:style-name="T25_17">interface</text:span><text:span text:style-name="T25_18"><text:s/></text:span><text:span text:style-name="T25_19">y</text:span><text:span text:style-name="T25_20"><text:s/></text:span><text:span text:style-name="T25_21">cual</text:span><text:span text:style-name="T25_22"><text:s/></text:span><text:span text:style-name="T25_23">es</text:span><text:span text:style-name="T25_24">.</text:span></text:p>
        </text:list-item>
      </text:list>
      <text:p text:style-name="P26"/>
      <text:list text:style-name="LS1" xml:id="list11" text:continue-list="list0">
        <text:list-item>
          <text:p text:style-name="P27"><text:span text:style-name="T27_1">Escribe</text:span><text:span text:style-name="T27_2"><text:s/></text:span><text:span text:style-name="T27_3">todas</text:span><text:span text:style-name="T27_4"><text:s/></text:span><text:span text:style-name="T27_5">las</text:span><text:span text:style-name="T27_6"><text:s/></text:span><text:span text:style-name="T27_7">clases</text:span><text:span text:style-name="T27_8"><text:s/></text:span><text:span text:style-name="T27_9">que</text:span><text:span text:style-name="T27_10"><text:s/></text:span><text:span text:style-name="T27_11">extiendan</text:span><text:span text:style-name="T27_12"><text:s/></text:span><text:span text:style-name="T27_13">a</text:span><text:span text:style-name="T27_14"><text:s/></text:span><text:span text:style-name="T27_15">otra</text:span><text:span text:style-name="T27_16"><text:s/></text:span><text:span text:style-name="T27_17">clase</text:span><text:span text:style-name="T27_18"><text:s/></text:span><text:span text:style-name="T27_19">y</text:span><text:span text:style-name="T27_20"><text:s/></text:span><text:span text:style-name="T27_21">cual</text:span><text:span text:style-name="T27_22"><text:s/></text:span><text:span text:style-name="T27_23">es</text:span><text:span text:style-name="T27_24">.</text:span></text:p>
        </text:list-item>
      </text:list>
      <text:p text:style-name="P28"/>
      <text:list text:style-name="LS1" xml:id="list12" text:continue-list="list0">
        <text:list-item>
          <text:p text:style-name="P29"><text:span text:style-name="T29_1">Escribe</text:span><text:span text:style-name="T29_2"><text:s/></text:span><text:span text:style-name="T29_3">todas</text:span><text:span text:style-name="T29_4"><text:s/></text:span><text:span text:style-name="T29_5">las</text:span><text:span text:style-name="T29_6"><text:s/></text:span><text:span text:style-name="T29_7">clases</text:span><text:span text:style-name="T29_8"><text:s/></text:span><text:span text:style-name="T29_9">que</text:span><text:span text:style-name="T29_10"><text:s/></text:span><text:span text:style-name="T29_11">no</text:span><text:span text:style-name="T29_12"><text:s/></text:span><text:span text:style-name="T29_13">implementen</text:span><text:span text:style-name="T29_14"><text:s/></text:span><text:span text:style-name="T29_15">ningún</text:span><text:span text:style-name="T29_16"><text:s/></text:span><text:span text:style-name="T29_17">interface</text:span><text:span text:style-name="T29_18"><text:s/></text:span><text:span text:style-name="T29_19">ni</text:span><text:span text:style-name="T29_20"><text:s/></text:span><text:span text:style-name="T29_21">extiendan</text:span><text:span text:style-name="T29_22"><text:s/></text:span><text:span text:style-name="T29_23">a</text:span><text:span text:style-name="T29_24"><text:s/></text:span><text:span text:style-name="T29_25">otra</text:span><text:span text:style-name="T29_26"><text:s/></text:span><text:span text:style-name="T29_27">clase</text:span><text:span text:style-name="T29_28">.</text:span></text:p>
        </text:list-item>
      </text:list>
      <text:p text:style-name="P30"/>
      <text:list text:style-name="LS1" xml:id="list13" text:continue-list="list0">
        <text:list-item>
          <text:p text:style-name="P31"><text:span text:style-name="T31_1">¿</text:span><text:span text:style-name="T31_2">Tienes</text:span><text:span text:style-name="T31_3"><text:s/></text:span><text:span text:style-name="T31_4">algún</text:span><text:span text:style-name="T31_5"><text:s/></text:span><text:span text:style-name="T31_6">atributo</text:span><text:span text:style-name="T31_7"><text:s/></text:span><text:span text:style-name="T31_8">en</text:span><text:span text:style-name="T31_9"><text:s/></text:span><text:span text:style-name="T31_10">alguna</text:span><text:span text:style-name="T31_11"><text:s/></text:span><text:span text:style-name="T31_12">clase</text:span><text:span text:style-name="T31_13"><text:s/></text:span><text:span text:style-name="T31_14">que</text:span><text:span text:style-name="T31_15"><text:s/></text:span><text:span text:style-name="T31_16">no</text:span><text:span text:style-name="T31_17"><text:s/></text:span><text:span text:style-name="T31_18">sea</text:span><text:span text:style-name="T31_19"><text:s/></text:span><text:span text:style-name="T31_20">private</text:span><text:span text:style-name="T31_21">?<text:s/></text:span><text:span text:style-name="T31_22">Escribe</text:span><text:span text:style-name="T31_23"><text:s/></text:span><text:span text:style-name="T31_24">la</text:span><text:span text:style-name="T31_25"><text:s/></text:span><text:span text:style-name="T31_26">clase</text:span><text:span text:style-name="T31_27"><text:s/></text:span><text:span text:style-name="T31_28">y</text:span><text:span text:style-name="T31_29"><text:s/></text:span><text:span text:style-name="T31_30">el</text:span><text:span text:style-name="T31_31"><text:s/></text:span><text:span text:style-name="T31_32">atributo</text:span><text:span text:style-name="T31_33"><text:s/>¿</text:span><text:span text:style-name="T31_34">Por</text:span><text:span text:style-name="T31_35"><text:s/></text:span><text:span text:style-name="T31_36">qué</text:span><text:span text:style-name="T31_37"><text:s/></text:span><text:span text:style-name="T31_38">has</text:span><text:span text:style-name="T31_39"><text:s/></text:span><text:span text:style-name="T31_40">decidido</text:span><text:span text:style-name="T31_41"><text:s/></text:span><text:span text:style-name="T31_42">que</text:span><text:span text:style-name="T31_43"><text:s/></text:span><text:span text:style-name="T31_44">no</text:span><text:span text:style-name="T31_45"><text:s/></text:span><text:span text:style-name="T31_46">sea</text:span><text:span text:style-name="T31_47"><text:s/></text:span><text:span text:style-name="T31_48">private</text:span><text:span text:style-name="T31_49">?</text:span></text:p>
        </text:list-item>
      </text:list>
      <text:p text:style-name="P32"/>
      <text:list text:style-name="LS1" xml:id="list14" text:continue-list="list0">
        <text:list-item>
          <text:p text:style-name="P33"><text:span text:style-name="T33_1">¿</text:span><text:span text:style-name="T33_2">Tienes</text:span><text:span text:style-name="T33_3"><text:s/></text:span><text:span text:style-name="T33_4">algún</text:span><text:span text:style-name="T33_5"><text:s/></text:span><text:span text:style-name="T33_6">método</text:span><text:span text:style-name="T33_7"><text:s/></text:span><text:span text:style-name="T33_8">en</text:span><text:span text:style-name="T33_9"><text:s/></text:span><text:span text:style-name="T33_10">alguna</text:span><text:span text:style-name="T33_11"><text:s/></text:span><text:span text:style-name="T33_12">clase</text:span><text:span text:style-name="T33_13"><text:s/></text:span><text:span text:style-name="T33_14">que</text:span><text:span text:style-name="T33_15"><text:s/></text:span><text:span text:style-name="T33_16">sea</text:span><text:span text:style-name="T33_17"><text:s/></text:span><text:span text:style-name="T33_18">private</text:span><text:span text:style-name="T33_19">?<text:s/></text:span><text:span text:style-name="T33_20">Indica</text:span><text:span text:style-name="T33_21"><text:s/></text:span><text:span text:style-name="T33_22">la</text:span><text:span text:style-name="T33_23"><text:s/></text:span><text:span text:style-name="T33_24">clase</text:span><text:span text:style-name="T33_25"><text:s/></text:span><text:span text:style-name="T33_26">y</text:span><text:span text:style-name="T33_27"><text:s/></text:span><text:span text:style-name="T33_28">el</text:span><text:span text:style-name="T33_29"><text:s/></text:span><text:span text:style-name="T33_30">método</text:span><text:span text:style-name="T33_31"><text:s/>¿</text:span><text:span text:style-name="T33_32">Por</text:span><text:span text:style-name="T33_33"><text:s/></text:span><text:span text:style-name="T33_34">qué</text:span><text:span text:style-name="T33_35"><text:s/></text:span><text:span text:style-name="T33_36">has</text:span><text:span text:style-name="T33_37"><text:s/></text:span><text:span text:style-name="T33_38">decidido</text:span><text:span text:style-name="T33_39"><text:s/></text:span><text:span text:style-name="T33_40">que</text:span><text:span text:style-name="T33_41"><text:s/></text:span><text:span text:style-name="T33_42">sea</text:span><text:span text:style-name="T33_43"><text:s/></text:span><text:span text:style-name="T33_44">private</text:span><text:span text:style-name="T33_45">?</text:span></text:p>
        </text:list-item>
      </text:list>
      <text:p text:style-name="P34"/>
      <text:list text:style-name="LS1" xml:id="list15" text:continue-list="list0">
        <text:list-item>
          <text:p text:style-name="P35"><text:span text:style-name="T35_1">¿</text:span><text:span text:style-name="T35_2">Tienes</text:span><text:span text:style-name="T35_3"><text:s/></text:span><text:span text:style-name="T35_4">algún</text:span><text:span text:style-name="T35_5"><text:s/></text:span><text:span text:style-name="T35_6">método</text:span><text:span text:style-name="T35_7"><text:s/></text:span><text:span text:style-name="T35_8">en</text:span><text:span text:style-name="T35_9"><text:s/></text:span><text:span text:style-name="T35_10">alguna</text:span><text:span text:style-name="T35_11"><text:s/></text:span><text:span text:style-name="T35_12">clase</text:span><text:span text:style-name="T35_13"><text:s/></text:span><text:span text:style-name="T35_14">que</text:span><text:span text:style-name="T35_15"><text:s/></text:span><text:span text:style-name="T35_16">sea</text:span><text:span text:style-name="T35_17"><text:s/></text:span><text:span text:style-name="T35_18">protected</text:span><text:span text:style-name="T35_19">?<text:s/></text:span><text:span text:style-name="T35_20">Indica</text:span><text:span text:style-name="T35_21"><text:s/></text:span><text:span text:style-name="T35_22">la</text:span><text:span text:style-name="T35_23"><text:s/></text:span><text:span text:style-name="T35_24">clase</text:span><text:span text:style-name="T35_25"><text:s/></text:span><text:span text:style-name="T35_26">y</text:span><text:span text:style-name="T35_27"><text:s/></text:span><text:span text:style-name="T35_28">el</text:span><text:span text:style-name="T35_29"><text:s/></text:span><text:span text:style-name="T35_30">método</text:span><text:span text:style-name="T35_31"><text:s/>¿</text:span><text:span text:style-name="T35_32">Por</text:span><text:span text:style-name="T35_33"><text:s/></text:span><text:span text:style-name="T35_34">qué</text:span><text:span text:style-name="T35_35"><text:s/></text:span><text:span text:style-name="T35_36">has</text:span><text:span text:style-name="T35_37"><text:s/></text:span><text:span text:style-name="T35_38">decidido</text:span><text:span text:style-name="T35_39"><text:s/></text:span><text:span text:style-name="T35_40">que</text:span><text:span text:style-name="T35_41"><text:s/></text:span><text:span text:style-name="T35_42">sea</text:span><text:span text:style-name="T35_43"><text:s/></text:span><text:span text:style-name="T35_44">protected</text:span><text:span text:style-name="T35_45">?</text:span></text:p>
        </text:list-item>
      </text:list>
      <text:p text:style-name="P36"/>
      <text:list text:style-name="LS1" xml:id="list16" text:continue-list="list0">
        <text:list-item>
          <text:p text:style-name="P37"><text:span text:style-name="T37_1">¿</text:span><text:span text:style-name="T37_2">Tienes</text:span><text:span text:style-name="T37_3"><text:s/></text:span><text:span text:style-name="T37_4">algún</text:span><text:span text:style-name="T37_5"><text:s/></text:span><text:span text:style-name="T37_6">método</text:span><text:span text:style-name="T37_7"><text:s/></text:span><text:span text:style-name="T37_8">en</text:span><text:span text:style-name="T37_9"><text:s/></text:span><text:span text:style-name="T37_10">alguna</text:span><text:span text:style-name="T37_11"><text:s/></text:span><text:span text:style-name="T37_12">clase</text:span><text:span text:style-name="T37_13"><text:s/></text:span><text:span text:style-name="T37_14">sin</text:span><text:span text:style-name="T37_15"><text:s/></text:span><text:span text:style-name="T37_16">modificador</text:span><text:span text:style-name="T37_17"><text:s/></text:span><text:span text:style-name="T37_18">de</text:span><text:span text:style-name="T37_19"><text:s/></text:span><text:span text:style-name="T37_20">acceso</text:span><text:span text:style-name="T37_21">?<text:s/></text:span><text:span text:style-name="T37_22">Indica</text:span><text:span text:style-name="T37_23"><text:s/></text:span><text:span text:style-name="T37_24">la</text:span><text:span text:style-name="T37_25"><text:s/></text:span><text:span text:style-name="T37_26">clase</text:span><text:span text:style-name="T37_27"><text:s/></text:span><text:span text:style-name="T37_28">y</text:span><text:span text:style-name="T37_29"><text:s/></text:span><text:span text:style-name="T37_30">el</text:span><text:span text:style-name="T37_31"><text:s/></text:span><text:span text:style-name="T37_32">método</text:span><text:span text:style-name="T37_33"><text:s/>¿</text:span><text:span text:style-name="T37_34">Por</text:span><text:span text:style-name="T37_35"><text:s/></text:span><text:span text:style-name="T37_36">qué</text:span><text:span text:style-name="T37_37"><text:s/></text:span><text:span text:style-name="T37_38">has</text:span><text:span text:style-name="T37_39"><text:s/></text:span><text:span text:style-name="T37_40">decidido</text:span><text:span text:style-name="T37_41"><text:s/></text:span><text:span text:style-name="T37_42">que</text:span><text:span text:style-name="T37_43"><text:s/></text:span><text:span text:style-name="T37_44">no</text:span><text:span text:style-name="T37_45"><text:s/></text:span><text:span text:style-name="T37_46">tenga</text:span><text:span text:style-name="T37_47"><text:s/></text:span><text:span text:style-name="T37_48">modificador</text:span><text:span text:style-name="T37_49"><text:s/></text:span><text:span text:style-name="T37_50">de</text:span><text:span text:style-name="T37_51"><text:s/></text:span><text:span text:style-name="T37_52">acceso</text:span><text:span text:style-name="T37_53">?</text:span>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